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4.H1" style:family="table-cell">
      <style:table-cell-properties style:vertical-align="middle" style:border-line-width="0.0007in 0.0347in 0.0007in" fo:padding="0.0368in" fo:border="2.6pt double #808080"/>
    </style:style>
    <style:style style:name="Table4.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4.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5.H1" style:family="table-cell">
      <style:table-cell-properties style:vertical-align="middle" style:border-line-width="0.0007in 0.0347in 0.0007in" fo:padding="0.0368in" fo:border="2.6pt double #808080"/>
    </style:style>
    <style:style style:name="Table5.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5.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Standard" style:list-style-name="L6"/>
    <style:style style:name="P17" style:family="paragraph" style:parent-style-name="Standard" style:list-style-name="L6">
      <style:text-properties style:font-name="Times New Roman1"/>
    </style:style>
    <style:style style:name="P18" style:family="paragraph" style:parent-style-name="Standard" style:list-style-name="L7"/>
    <style:style style:name="P19" style:family="paragraph" style:parent-style-name="Heading_20_1" style:master-page-name="First_20_Page">
      <style:paragraph-properties style:page-number="auto"/>
    </style:style>
    <style:style style:name="P20" style:family="paragraph" style:parent-style-name="Heading_20_1">
      <style:paragraph-properties fo:break-before="page"/>
    </style:style>
    <style:style style:name="P21"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6" style:family="text">
      <style:text-properties fo:font-size="9pt" style:font-size-asian="9pt"/>
    </style:style>
    <style:style style:name="T7" style:family="text">
      <style:text-properties style:text-underline-style="solid" style:text-underline-width="auto" style:text-underline-color="font-color"/>
    </style:style>
    <style:style style:name="T8" style:family="text">
      <style:text-properties fo:color="#000000" fo:font-size="12pt" style:font-name-asian="TimesNewRomanPSMT" style:font-size-asian="12pt" style:font-name-complex="TimesNewRomanPSMT" style:font-size-complex="12pt"/>
    </style:style>
    <style:style style:name="T9" style:family="text">
      <style:text-properties style:text-underline-style="none"/>
    </style:style>
    <style:style style:name="T10" style:family="text">
      <style:text-properties officeooo:rsid="000a7cd0"/>
    </style:style>
    <style:style style:name="T11"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Ubuntu" fo:font-size="10pt" fo:language="en" fo:country="US" style:language-asian="zxx" style:country-asian="none" style:language-complex="zxx" style:country-complex="none"/>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unique Node ID plus a 16-bit extension, there are some exceptions to this noted <text:span text:style-name="T4">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event i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ly uniqueness for all Event Identifiers.</text:p>
      <text:p text:style-name="Standard">To ensure uniqueness, the top six bytes of an Event Identifier that you define are <text:span text:style-name="T7">required</text:span> to be within a Node ID space that you control. <text:s/>The low two bytes would be any number you prefer, so long as you use each value 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11">Byte 1</text:p>
          </table:table-cell>
          <table:table-cell table:style-name="Table4.A1" office:value-type="string">
            <text:p text:style-name="P11">Byte 2</text:p>
          </table:table-cell>
          <table:table-cell table:style-name="Table4.A1" office:value-type="string">
            <text:p text:style-name="P11">Byte 3</text:p>
          </table:table-cell>
          <table:table-cell table:style-name="Table4.A1" office:value-type="string">
            <text:p text:style-name="P11">Byte 4</text:p>
          </table:table-cell>
          <table:table-cell table:style-name="Table4.A1" office:value-type="string">
            <text:p text:style-name="P11">Byte 5</text:p>
          </table:table-cell>
          <table:table-cell table:style-name="Table4.A1" office:value-type="string">
            <text:p text:style-name="P11">Byte 6</text:p>
          </table:table-cell>
          <table:table-cell table:style-name="Table4.A1" office:value-type="string">
            <text:p text:style-name="P11">Byte 7</text:p>
          </table:table-cell>
          <table:table-cell table:style-name="Table4.H1" office:value-type="string">
            <text:p text:style-name="P11">Byte 8</text:p>
          </table:table-cell>
        </table:table-row>
        <table:table-row>
          <table:table-cell table:style-name="Table4.A2" table:number-columns-spanned="6" office:value-type="string">
            <text:p text:style-name="P11">Node ID assigned to you</text:p>
          </table:table-cell>
          <table:covered-table-cell/>
          <table:covered-table-cell/>
          <table:covered-table-cell/>
          <table:covered-table-cell/>
          <table:covered-table-cell/>
          <table:table-cell table:style-name="Table4.G2" table:number-columns-spanned="2" office:value-type="string">
            <text:p text:style-name="P11">Unique 16 bit extension</text:p>
          </table:table-cell>
          <table:covered-table-cell/>
        </table:table-row>
      </table:table>
      <text:p text:style-name="Text_20_body"/>
      <text:p text:style-name="Standard">The Node ID part could be from real nodes that you own. <text:s/>For example, the Blue/Gold algorithm for assigning Event Identifiers automatically puts the Node ID of the first node to use that event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 and we ensure that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7">not</text:span><text:span text:style-name="T9"> be used for a </text:span><text:span text:style-name="T5">different</text:span><text:span text:style-name="T9"> purpose or meaning. <text:s/>This is because the meaning and its use is </text:span><text:span text:style-name="T7">shared across all of the nodes using it</text:span><text:span text:style-name="T9">, and unless it can be guaranteed that they all have been changed there will be conflict between them. <text:s/>It is much safer to use a new Event Identifier, and nodes will usually have a mechanism to supply new, “virgin” Event Ids. <text:s/></text:span></text:p>
      <text:p text:style-name="Standard">Note that the Node ID part of an Event Identifier does not have to correspond to any physical node. <text:s/>So long as you have some Node ID address space assigned to you, you can use that.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For example, if a manufacturer had a range of Node IDs that included at least 0x123456789A00 through 0x123456789AFF (in other words, all possible values of the low byte), he could create a set of Event Identifiers with the low 24 bits used to carry a time value:</text:p>
      <text:p text:style-name="P8">Table 2: Example of defining a Set of Events</text:p>
      <table:table table:name="Table5" table:style-name="Table5">
        <table:table-column table:style-name="Table5.A" table:number-columns-repeated="8"/>
        <table:table-row>
          <table:table-cell table:style-name="Table5.A1" office:value-type="string">
            <text:p text:style-name="P11">Byte 1</text:p>
          </table:table-cell>
          <table:table-cell table:style-name="Table5.A1" office:value-type="string">
            <text:p text:style-name="P11">Byte 2</text:p>
          </table:table-cell>
          <table:table-cell table:style-name="Table5.A1" office:value-type="string">
            <text:p text:style-name="P11">Byte 3</text:p>
          </table:table-cell>
          <table:table-cell table:style-name="Table5.A1" office:value-type="string">
            <text:p text:style-name="P11">Byte 4</text:p>
          </table:table-cell>
          <table:table-cell table:style-name="Table5.A1" office:value-type="string">
            <text:p text:style-name="P11">Byte 5</text:p>
          </table:table-cell>
          <table:table-cell table:style-name="Table5.A1" office:value-type="string">
            <text:p text:style-name="P11">Byte 6</text:p>
          </table:table-cell>
          <table:table-cell table:style-name="Table5.A1" office:value-type="string">
            <text:p text:style-name="P11">Byte 7</text:p>
          </table:table-cell>
          <table:table-cell table:style-name="Table5.H1" office:value-type="string">
            <text:p text:style-name="P11">Byte 8</text:p>
          </table:table-cell>
        </table:table-row>
        <table:table-row>
          <table:table-cell table:style-name="Table5.A2" table:number-columns-spanned="6" office:value-type="string">
            <text:p text:style-name="P11">Assigned Node ID</text:p>
          </table:table-cell>
          <table:covered-table-cell/>
          <table:covered-table-cell/>
          <table:covered-table-cell/>
          <table:covered-table-cell/>
          <table:covered-table-cell/>
          <table:table-cell table:style-name="Table5.G2" table:number-columns-spanned="2" office:value-type="string">
            <text:p text:style-name="P11">Unique 16 bit extension</text:p>
          </table:table-cell>
          <table:covered-table-cell/>
        </table:table-row>
        <table:table-row>
          <table:table-cell table:style-name="Table5.A2" office:value-type="string">
            <text:p text:style-name="P11">0x12</text:p>
          </table:table-cell>
          <table:table-cell table:style-name="Table5.A2" office:value-type="string">
            <text:p text:style-name="P11">0x34</text:p>
          </table:table-cell>
          <table:table-cell table:style-name="Table5.A2" office:value-type="string">
            <text:p text:style-name="P11">0x56</text:p>
          </table:table-cell>
          <table:table-cell table:style-name="Table5.A2" office:value-type="string">
            <text:p text:style-name="P11">0x78</text:p>
          </table:table-cell>
          <table:table-cell table:style-name="Table5.A2" office:value-type="string">
            <text:p text:style-name="P11">0x9A</text:p>
          </table:table-cell>
          <table:table-cell table:style-name="Table5.G2" table:number-columns-spanned="3" office:value-type="string">
            <text:p text:style-name="P11">Time Value</text:p>
          </table:table-cell>
          <table:covered-table-cell/>
          <table:covered-table-cell/>
        </table:table-row>
      </table:table>
      <text:p text:style-name="Standard"/>
      <text:p text:style-name="Standard">This is guaranteed to be unique, no matter where one of these devices is taken, because the node ID range is guaranteed to belong to the manufacturer, and he'll use it only once. </text:p>
      <text:h text:style-name="Heading_20_2" text:outline-level="2"><text:soft-page-break/>References and Context</text:h>
      <text:p text:style-name="Standard">This <text:span text:style-name="T4">Standard</text:span> is in the context of the following OpenLCB Standards:</text:p>
      <text:list xml:id="list4296291866983495780" text:style-name="L6">
        <text:list-item>
          <text:p text:style-name="P17">The Message Network Standard, which <text:span text:style-name="T8">defines the basic messages and how they interact. Higher-level protocols are based on this message network, but are defined elsewhere.</text:span></text:p>
        </text:list-item>
        <text:list-item>
          <text:p text:style-name="P16">The Event Transport Standard, which defines the protocol for transporting events.</text:p>
        </text:list-item>
      </text:list>
      <text:p text:style-name="Standard">The Unique Identifiers Standard w<text:span text:style-name="T10">hi</text:span>ch defines the format and allocation of unique 48-bit identifiers.</text:p>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event identifiers fall into this category. <text:s/>The six most significant bytes are derived from a globally unique six byte Node ID followed by the two least significant bytes which are typically chosen through user configuration.</text:p>
      <text:h text:style-name="Heading_20_4" text:outline-level="4">MERG CBUS</text:h>
      <text:p text:style-name="Standard">OpenLCB allocates a Node ID address space specifically for mapping MERG CBUS events into OpenLCB. <text:s/>CBUS events come in two types: <text:s/>long and short. <text:s/>A long event is uniquely identified by the coEvent ID. <text:s/>A CBUS short event is translated into an OpenLCB event by using 0x0000 as the Node ID in the “CBUS Node ID” field of the OpenLCB event identifier. <text:s/>This is allowed because in the CBUS standard as combination of 16-bit node-id + 16-bit event-id. <text:s/>A short event is only identified by its 16-bit event-id. <text:s/>A CBUS short event is translated into an OpenLCB Event by using 0x0000 as the Node ID in the “CBUS Node ID” field of the OpenLCB event identifier. <text:s/>This is allowed because in the CBUS standard, node-id 0x0000 is not permitted.</text:p>
      <text:p text:style-name="Standard">CBUS events can also come in the form of a request. <text:s/>These requests should be translated into an Identify Producer on OpenLCB in order to solicit the <text:span text:style-name="T4">response</text:span> that the CBUS request is asking for. <text:s/>Two Identify Producer messages will have to be sent, one for the ON state range and another for an OFF state range, the response of which will need to be translated back for CBUS.</text:p>
      <text:h text:style-name="Heading_20_3" text:outline-level="3">Well-Known Automatically-Routed</text:h>
      <text:p text:style-name="Standard">Unlike Node ID Based event identifiers, the Well-Known Automatically Routed event identifiers are explicitly defined by the Event Identifiers Standard for a specific purpose. <text:s/>Additionally, gateways are required to route these events to all segments.</text:p>
      <text:p text:style-name="Standard">Note that it is not specified whether or not the well-known automatically routed events shall participate in producer/consumer identify. <text:s/>The primary purpose of the producer/consumer identify is to pair consumers with produces, especially for the purpose of routing between OpenLCB segments. <text:s/>Since these well-known automatically-routed events must always be routed, it could be argued that the identify events are redundant for these well-known Event Identifiers.</text:p>
      <text:h text:style-name="Heading_20_4" text:outline-level="4"><text:soft-page-break/>Emergency Off</text:h>
      <text:p text:style-name="P10"/>
      <text:p text:style-name="Standard">The Emergency Off event identifier (01.00.00.00.00.00.FF.FF) is a request for a node to de-energize all of its outputs. <text:s/>A node receiving this event may continue to remain a powered participant of the OpenLCB bus, but shall de-energize any outputs unrelated to maintaining OpenLCB communications. <text:s/>For example:</text:p>
      <text:list xml:id="list6167181505043119041" text:style-name="L7">
        <text:list-item>
          <text:p text:style-name="P18">If the node is a DCC power booster, it must disable its amplified DCC power output.</text:p>
        </text:list-item>
        <text:list-item>
          <text:p text:style-name="P18">If the node is an accessory controlling turnout motors, it must remove power from the motors</text:p>
        </text:list-item>
      </text:list>
      <text:p text:style-name="Standard">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office:annotation><dc:creator>D Harris</dc:creator><dc:date>2015-02-07T17:29:02</dc:date><text:p text:style-name="P22"><text:span text:style-name="T11">Should we suggest that implementers might send EmergencyOff recurrently, but must ensure that that is cancelled on ClearEmergencyOff is sent? <text:s/></text:span></text:p></office:annotation><office:annotation><dc:creator>Stuart Baker</dc:creator><dc:date>2015-02-08T18:38:15</dc:date><text:p text:style-name="P22"><text:span text:style-name="T12">Reply to D Harris (02/07/2015, 17:29): "..."</text:span></text:p><text:p><text:span text:style-name="T13">Actually, this would introduce a race condition if the event is cleared by another node, so I would say no. <text:s/>We could overcome this race condition by having the clearing node send two clear messages, each no less than 750 msec from each other. <text:s/>We should continue to experiment with implementation options and update this document at a later time as needed.</text:span></text:p></office:annotation>f event is produced.</text:p>
      <text:h text:style-name="Heading_20_4" text:outline-level="4">Emergency Stop</text:h>
      <text:p text:style-name="P10"/>
      <text:p text:style-name="Standard">The Emergency Stop event identifier (01.00.00.00.00.00.FF.FD) is a request for a node to command all of its outputs to a safe state. <text:s/>A node receiving this event is not required to de-energize any of its outputs. <text:s/>A “safe state” is defined by the node. <text:s/>For example:</text:p>
      <text:list xml:id="list173040008492567" text:continue-numbering="true" text:style-name="L7">
        <text:list-item>
          <text:p text:style-name="P18">If the node is acting on behalf of one or more DCC trains, it may send the global emergency stop command onto the DCC signal bus.</text:p>
        </text:list-item>
        <text:list-item>
          <text:p text:style-name="P18">If the node is an accessory controlling turnout motors, it may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Heading_20_3" text:outline-level="3">Well-Known</text:h>
      <text:p text:style-name="Standard">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h text:style-name="P20"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1</text:p>
          <text:p text:style-name="P13"><text:s/>2.2 Intended Use<text:tab/>1</text:p>
          <text:p text:style-name="P13"><text:s/>2.3 References and Context<text:tab/>3</text:p>
          <text:p text:style-name="P13"><text:s/>2.4 Format<text:tab/>3</text:p>
          <text:p text:style-name="P13"><text:s/>2.5 Allocation<text:tab/>3</text:p>
          <text:p text:style-name="P14"><text:s/>2.5.1 Node ID Based<text:tab/>3</text:p>
          <text:p text:style-name="P15"><text:s/>2.5.1.1 MERG CBUS<text:tab/>3</text:p>
          <text:p text:style-name="P14"><text:s/>2.5.2 Well-Known Automatically-Routed<text:tab/>3</text:p>
          <text:p text:style-name="P15"><text:s/>2.5.2.1 Emergency Off<text:tab/>4</text:p>
          <text:p text:style-name="P15"><text:s/>2.5.2.2 Emergency Stop<text:tab/>4</text:p>
          <text:p text:style-name="P14"><text:s/>2.5.3 Well-Known<text:tab/>4</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text:number-lines="false" text:line-number="0">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Event Identifiers Technical Note</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5-02-14T17:30:38.527730363">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17:30:38.534094742">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2"><text:date style:data-style-name="N75" text:date-value="2015-02-14T17:30:38.536751386">Feb 14,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14</meta:editing-cycles>
    <meta:editing-duration>P1DT38M27S</meta:editing-duration>
    <meta:generator>LibreOffice/4.2.7.2$Linux_X86_64 LibreOffice_project/420m0$Build-2</meta:generator>
    <dc:date>2015-02-14T17:30:38.426396794</dc:date>
    <dc:creator>Stuart Baker</dc:creator>
    <meta:document-statistic meta:table-count="3" meta:image-count="1" meta:object-count="0" meta:page-count="5" meta:paragraph-count="92" meta:word-count="1782" meta:character-count="10662" meta:non-whitespace-character-count="8908"/>
    <meta:user-defined meta:name="Info 1"/>
    <meta:user-defined meta:name="Info 2"/>
    <meta:user-defined meta:name="Info 3"/>
    <meta:user-defined meta:name="Info 4"/>
  </office:meta>
</office:document-meta>
</file>